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Helvetica Neue" svg:font-family="Helvetica Neue" style:font-family-generic="system" style:font-pitch="variable" svg:panose-1="2 0 5 3 0 0 0 2 0 4"/>
    <style:font-face style:name="Inter Regular" svg:font-family="Inter Regular" style:font-family-generic="system" style:font-pitch="variable" svg:panose-1="2 0 5 3 0 0 0 2 0 4"/>
    <style:font-face style:name="Inter Bold" svg:font-family="Inter Bold" style:font-family-generic="system" style:font-pitch="variable" svg:panose-1="2 0 8 3 0 0 0 2 0 4"/>
    <style:font-face style:name="Inter Semi Bold" svg:font-family="Inter Semi Bold" style:font-family-generic="system" style:font-pitch="variable" svg:panose-1="2 0 7 3 0 0 0 2 0 4"/>
  </office:font-face-decls>
  <office:automatic-styles>
    <style:style style:name="P1" style:parent-style-name="Corpo" style:master-page-name="MP0" style:family="paragraph">
      <style:paragraph-properties fo:break-before="page" fo:margin-bottom="0.0694in" fo:line-height="120%"/>
      <style:text-properties fo:font-size="16pt" style:font-size-asian="16pt" style:font-size-complex="16pt"/>
    </style:style>
    <style:style style:name="P12" style:parent-style-name="Corpo" style:family="paragraph">
      <style:paragraph-properties fo:margin-bottom="0.0694in" fo:line-height="120%"/>
    </style:style>
    <style:style style:name="T13" style:parent-style-name="Car.predefinitoparagrafo" style:family="text">
      <style:text-properties style:font-name="Inter Bold" fo:color="#0076BA" fo:font-size="16pt" style:font-size-asian="16pt" style:font-size-complex="16pt"/>
    </style:style>
    <style:style style:name="P14" style:parent-style-name="Corpo" style:family="paragraph">
      <style:paragraph-properties fo:text-align="justify" fo:margin-bottom="0.0694in" fo:line-height="120%"/>
      <style:text-properties fo:font-size="11pt" style:font-size-asian="11pt" style:font-size-complex="11pt"/>
    </style:style>
    <style:style style:name="P15" style:parent-style-name="Corpo" style:family="paragraph">
      <style:paragraph-properties fo:text-align="justify" fo:margin-bottom="0.0694in" fo:line-height="120%"/>
      <style:text-properties fo:font-size="11pt" style:font-size-asian="11pt" style:font-size-complex="11pt"/>
    </style:style>
    <style:style style:name="P16" style:parent-style-name="Corpo" style:list-style-name="P.elencogrande" style:family="paragraph">
      <style:paragraph-properties fo:text-align="justify" fo:margin-bottom="0.0694in" fo:line-height="120%"/>
    </style:style>
    <style:style style:name="T17" style:parent-style-name="Car.predefinitoparagrafo" style:family="text">
      <style:text-properties style:font-name="Inter Semi Bold" fo:font-size="11pt" style:font-size-asian="11pt" style:font-size-complex="11pt"/>
    </style:style>
    <style:style style:name="T18" style:parent-style-name="Car.predefinitoparagrafo" style:family="text">
      <style:text-properties fo:font-size="11pt" style:font-size-asian="11pt" style:font-size-complex="11pt"/>
    </style:style>
    <style:style style:name="P19" style:parent-style-name="Corpo" style:list-style-name="P.elencogrande" style:family="paragraph">
      <style:paragraph-properties fo:text-align="justify" fo:margin-bottom="0.0694in" fo:line-height="120%"/>
    </style:style>
    <style:style style:name="T20" style:parent-style-name="Car.predefinitoparagrafo" style:family="text">
      <style:text-properties style:font-name="Inter Semi Bold" fo:font-size="11pt" style:font-size-asian="11pt" style:font-size-complex="11pt"/>
    </style:style>
    <style:style style:name="T21" style:parent-style-name="Car.predefinitoparagrafo" style:family="text">
      <style:text-properties fo:font-size="11pt" style:font-size-asian="11pt" style:font-size-complex="11pt"/>
    </style:style>
    <style:style style:name="T22" style:parent-style-name="Car.predefinitoparagrafo" style:family="text">
      <style:text-properties fo:font-size="11pt" style:font-size-asian="11pt" style:font-size-complex="11pt"/>
    </style:style>
    <style:style style:name="T23" style:parent-style-name="Car.predefinitoparagrafo" style:family="text">
      <style:text-properties fo:font-size="11pt" style:font-size-asian="11pt" style:font-size-complex="11pt"/>
    </style:style>
    <style:style style:name="T24" style:parent-style-name="Car.predefinitoparagrafo" style:family="text">
      <style:text-properties fo:font-size="11pt" style:font-size-asian="11pt" style:font-size-complex="11pt"/>
    </style:style>
    <style:style style:name="T25" style:parent-style-name="Car.predefinitoparagrafo" style:family="text">
      <style:text-properties fo:font-size="11pt" style:font-size-asian="11pt" style:font-size-complex="11pt"/>
    </style:style>
    <style:style style:name="T26" style:parent-style-name="Car.predefinitoparagrafo" style:family="text">
      <style:text-properties fo:font-size="11pt" style:font-size-asian="11pt" style:font-size-complex="11pt"/>
    </style:style>
    <style:style style:name="P27" style:parent-style-name="Corpo" style:list-style-name="P.elencogrande" style:family="paragraph">
      <style:paragraph-properties fo:text-align="justify" fo:margin-bottom="0.0694in" fo:line-height="120%"/>
    </style:style>
    <style:style style:name="T28" style:parent-style-name="Car.predefinitoparagrafo" style:family="text">
      <style:text-properties style:font-name="Inter Semi Bold" fo:font-size="11pt" style:font-size-asian="11pt" style:font-size-complex="11pt"/>
    </style:style>
    <style:style style:name="T29" style:parent-style-name="Car.predefinitoparagrafo" style:family="text">
      <style:text-properties fo:font-size="11pt" style:font-size-asian="11pt" style:font-size-complex="11pt"/>
    </style:style>
    <style:style style:name="T30" style:parent-style-name="Car.predefinitoparagrafo" style:family="text">
      <style:text-properties fo:font-size="11pt" style:font-size-asian="11pt" style:font-size-complex="11pt"/>
    </style:style>
    <style:style style:name="T31" style:parent-style-name="Car.predefinitoparagrafo" style:family="text">
      <style:text-properties fo:font-size="11pt" style:font-size-asian="11pt" style:font-size-complex="11pt"/>
    </style:style>
    <style:style style:name="T32" style:parent-style-name="Car.predefinitoparagrafo" style:family="text">
      <style:text-properties fo:font-size="11pt" style:font-size-asian="11pt" style:font-size-complex="11pt"/>
    </style:style>
    <style:style style:name="T33" style:parent-style-name="Car.predefinitoparagrafo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/>
      <text:p text:style-name="P12"><text:span text:style-name="T13">Obiettivi del progetto</text:span></text:p>
      <text:p text:style-name="P14">L’obiettivo del progetto è la realizzazione di un sito web in grado di gestire la compravendita di materiale scolastico nuovo ed usato tra privati.</text:p>
      <text:p text:style-name="P15">Nello specifico l’applicazione deve permettere di:</text:p>
      <text:list text:style-name="P.elencogrande" text:continue-numbering="true">
        <text:list-item>
          <text:p text:style-name="P16"><text:span text:style-name="T17">Consultare gli annunci</text:span><text:span text:style-name="T18">: chiunque potrà visualizzare, filtrare e cercare i prodotti pubblicati sul marketplace, consultare i relativi annunci e prendere visone del profilo del venditore.</text:span></text:p>
        </text:list-item>
        <text:list-item>
          <text:p text:style-name="P19"><text:span text:style-name="T20">Acquistare</text:span><text:span text:style-name="T21">: una volta autenticato tramite apposita procedura (login, registrazione) l’utente sarà in grado di aggiungere i prodotti ad un carrello e procedere successivamente all’acquisto (ordine multiplo) o andare direttamente al checkout (ordine singolo).</text:span><text:span text:style-name="T22"><text:line-break/>Un utente che fosse interessato ad un prodotto ma volesse trattarne il prezzo potrà creare una proposta d’acquisto da sottoporre al venditore.</text:span><text:span text:style-name="T23"><text:line-break/>Un acquirente che volesse entrare in contatto diretto con un venditore potrà avviare una chat privata.</text:span><text:span text:style-name="T24"><text:line-break/>Sarà salvare alcuni prodotti di interesse in wishlists personali.</text:span><text:span text:style-name="T25"><text:line-break/>Ogni utente potrà in qualunque momento visualizzare e/o modificare il proprio profilo personale e/o le proprie informazioni (e.g. numero di telefono, indirizzo, email).</text:span><text:span text:style-name="T26"><text:line-break/>Per ogni esperienza d’acquisto sarà suggerito all’acquirente di fornire una valutazione del venditore tramite valutazione numerica (1-5) e un commento (opzionale).</text:span></text:p>
        </text:list-item>
        <text:list-item>
          <text:p text:style-name="P27"><text:span text:style-name="T28">Vendere</text:span><text:span text:style-name="T29">: un utente autenticato e abilitato alla vendita (completamento e verifica del profilo) potrà creare un nuovo annuncio specificando vari parametri quali titolo, descrizione, foto, prezzo, stato dell’articolo (nuovo, usato, etc.), possibilità di spedizione e relativi costi (eventualmente a carico del venditore) e possibilità di ritiro a mano.</text:span><text:span text:style-name="T30"><text:line-break/>Nel caso l’articolo venga spedito il venditore potrà indicare il codice di tracking in modo che l’acquirente possa tracciare il pacco.</text:span><text:span text:style-name="T31"><text:line-break/>Le proposte presentate dagli acquirenti possono essere accettate o rifiutate.</text:span><text:span text:style-name="T32"><text:line-break/>In qualsiasi momento un venditore potrà ritirare l’annuncio senza alcuna penale.</text:span><text:span text:style-name="T33"><text:line-break/>Su ogni acquisto concluso con successo sarà addebitata al venditore una piccola commissione per il mantenimento della piattaforma pari al 5% del valore della transazion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Helvetica Neue" svg:font-family="Helvetica Neue" style:font-family-generic="system" style:font-pitch="variable" svg:panose-1="2 0 5 3 0 0 0 2 0 4"/>
    <style:font-face style:name="Inter Regular" svg:font-family="Inter Regular" style:font-family-generic="system" style:font-pitch="variable" svg:panose-1="2 0 5 3 0 0 0 2 0 4"/>
    <style:font-face style:name="Inter Bold" svg:font-family="Inter Bold" style:font-family-generic="system" style:font-pitch="variable" svg:panose-1="2 0 8 3 0 0 0 2 0 4"/>
    <style:font-face style:name="Inter Semi Bold" svg:font-family="Inter Semi Bold" style:font-family-generic="system" style:font-pitch="variable" svg:panose-1="2 0 7 3 0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0in solid #FFFFFF" fo:padding="0.4305in" style:shadow="#000000 0in 0in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Arial Unicode M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text-properties fo:font-size="12pt" style:font-size-asian="12pt" style:font-size-complex="12pt" fo:language="en" fo:country="US" style:language-asian="en" style:country-asian="US"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>
      <style:text-properties style:text-underline-type="single" style:text-underline-style="solid" style:text-underline-width="auto" style:text-underline-mode="continuous"/>
    </style:style>
    <style:style style:name="Intestazioneepièdipagina" style:display-name="Intestazione e piè di pagina" style:family="paragraph">
      <style:paragraph-properties>
        <style:tab-stops>
          <style:tab-stop style:type="right" style:position="6.2638in"/>
        </style:tab-stops>
      </style:paragraph-properties>
      <style:text-properties style:font-name="Helvetica Neue" style:font-name-complex="Arial Unicode MS" fo:color="#000000" fo:font-size="12pt" style:font-size-asian="12pt" style:font-size-complex="12pt" fo:hyphenate="false"/>
    </style:style>
    <style:style style:name="Corpo" style:display-name="Corpo" style:family="paragraph">
      <style:text-properties style:font-name="Inter Regular" style:font-name-asian="Inter Regular" style:font-name-complex="Inter Regular" fo:color="#000000" fo:hyphenate="false"/>
    </style:style>
    <style:style style:name="WW_CharLFO1LVL1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3pt" style:font-size-asian="13pt" style:font-size-complex="13pt" fo:background-color="transparent"/>
    </style:style>
    <style:style style:name="WW_CharLFO1LVL2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3pt" style:font-size-asian="13pt" style:font-size-complex="13pt" fo:background-color="transparent"/>
    </style:style>
    <style:style style:name="WW_CharLFO1LVL3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3pt" style:font-size-asian="13pt" style:font-size-complex="13pt" fo:background-color="transparent"/>
    </style:style>
    <style:style style:name="WW_CharLFO1LVL4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3pt" style:font-size-asian="13pt" style:font-size-complex="13pt" fo:background-color="transparent"/>
    </style:style>
    <style:style style:name="WW_CharLFO1LVL5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3pt" style:font-size-asian="13pt" style:font-size-complex="13pt" fo:background-color="transparent"/>
    </style:style>
    <style:style style:name="WW_CharLFO1LVL6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3pt" style:font-size-asian="13pt" style:font-size-complex="13pt" fo:background-color="transparent"/>
    </style:style>
    <style:style style:name="WW_CharLFO1LVL7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3pt" style:font-size-asian="13pt" style:font-size-complex="13pt" fo:background-color="transparent"/>
    </style:style>
    <style:style style:name="WW_CharLFO1LVL8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3pt" style:font-size-asian="13pt" style:font-size-complex="13pt" fo:background-color="transparent"/>
    </style:style>
    <style:style style:name="WW_CharLFO1LVL9" style:family="text">
      <style:text-properties fo:text-transform="none" fo:font-variant="normal" style:text-line-through-type="none" style:text-outline="false" style:font-relief="none" fo:letter-spacing="normal" style:text-scale="100%" style:letter-kerning="false" style:text-position="0% 100%" fo:font-size="13pt" style:font-size-asian="13pt" style:font-size-complex="13pt" fo:background-color="transparent"/>
    </style:style>
    <text:list-style style:name="P.elencogrande" style:display-name="P. elenco grande">
      <text:list-level-style-bullet text:level="1" text:style-name="WW_CharLFO1LVL1" text:bullet-char="•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Arial Unicode MS"/>
      </text:list-level-style-bullet>
      <text:list-level-style-bullet text:level="2" text:style-name="WW_CharLFO1LVL2" text:bullet-char="•">
        <style:list-level-properties text:space-before="0.1666in" text:min-label-width="0.1666in" text:list-level-position-and-space-mode="label-alignment">
          <style:list-level-label-alignment text:label-followed-by="listtab" fo:margin-left="0.3333in" fo:text-indent="-0.1666in"/>
        </style:list-level-properties>
        <style:text-properties style:font-name="Arial Unicode MS"/>
      </text:list-level-style-bullet>
      <text:list-level-style-bullet text:level="3" text:style-name="WW_CharLFO1LVL3" text:bullet-char="•">
        <style:list-level-properties text:space-before="0.3333in" text:min-label-width="0.1666in" text:list-level-position-and-space-mode="label-alignment">
          <style:list-level-label-alignment text:label-followed-by="listtab" fo:margin-left="0.5in" fo:text-indent="-0.1666in"/>
        </style:list-level-properties>
        <style:text-properties style:font-name="Arial Unicode MS"/>
      </text:list-level-style-bullet>
      <text:list-level-style-bullet text:level="4" text:style-name="WW_CharLFO1LVL4" text:bullet-char="•">
        <style:list-level-properties text:space-before="0.5in" text:min-label-width="0.1666in" text:list-level-position-and-space-mode="label-alignment">
          <style:list-level-label-alignment text:label-followed-by="listtab" fo:margin-left="0.6666in" fo:text-indent="-0.1666in"/>
        </style:list-level-properties>
        <style:text-properties style:font-name="Arial Unicode MS"/>
      </text:list-level-style-bullet>
      <text:list-level-style-bullet text:level="5" text:style-name="WW_CharLFO1LVL5" text:bullet-char="•">
        <style:list-level-properties text:space-before="0.6666in" text:min-label-width="0.1666in" text:list-level-position-and-space-mode="label-alignment">
          <style:list-level-label-alignment text:label-followed-by="listtab" fo:margin-left="0.8333in" fo:text-indent="-0.1666in"/>
        </style:list-level-properties>
        <style:text-properties style:font-name="Arial Unicode MS"/>
      </text:list-level-style-bullet>
      <text:list-level-style-bullet text:level="6" text:style-name="WW_CharLFO1LVL6" text:bullet-char="•">
        <style:list-level-properties text:space-before="0.8333in" text:min-label-width="0.1666in" text:list-level-position-and-space-mode="label-alignment">
          <style:list-level-label-alignment text:label-followed-by="listtab" fo:margin-left="1in" fo:text-indent="-0.1666in"/>
        </style:list-level-properties>
        <style:text-properties style:font-name="Arial Unicode MS"/>
      </text:list-level-style-bullet>
      <text:list-level-style-bullet text:level="7" text:style-name="WW_CharLFO1LVL7" text:bullet-char="•">
        <style:list-level-properties text:space-before="1in" text:min-label-width="0.1666in" text:list-level-position-and-space-mode="label-alignment">
          <style:list-level-label-alignment text:label-followed-by="listtab" fo:margin-left="1.1666in" fo:text-indent="-0.1666in"/>
        </style:list-level-properties>
        <style:text-properties style:font-name="Arial Unicode MS"/>
      </text:list-level-style-bullet>
      <text:list-level-style-bullet text:level="8" text:style-name="WW_CharLFO1LVL8" text:bullet-char="•">
        <style:list-level-properties text:space-before="1.1666in" text:min-label-width="0.1666in" text:list-level-position-and-space-mode="label-alignment">
          <style:list-level-label-alignment text:label-followed-by="listtab" fo:margin-left="1.3333in" fo:text-indent="-0.1666in"/>
        </style:list-level-properties>
        <style:text-properties style:font-name="Arial Unicode MS"/>
      </text:list-level-style-bullet>
      <text:list-level-style-bullet text:level="9" text:style-name="WW_CharLFO1LVL9" text:bullet-char="•">
        <style:list-level-properties text:space-before="1.3333in" text:min-label-width="0.1666in" text:list-level-position-and-space-mode="label-alignment">
          <style:list-level-label-alignment text:label-followed-by="listtab" fo:margin-left="1.5in" fo:text-indent="-0.1666in"/>
        </style:list-level-properties>
        <style:text-properties style:font-name="Arial Unicode M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000000" draw:opacity="100%" draw:stroke="none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1972in"/>
      </style:footer-style>
    </style:page-layout>
    <style:style style:name="P2" style:parent-style-name="Intestazioneepièdipagina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P3" style:parent-style-name="Intestazioneepièdipagina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4" style:parent-style-name="Car.predefinitoparagrafo" style:family="text">
      <style:text-properties style:font-name="Inter Regular" fo:font-size="10pt" style:font-size-asian="10pt" style:font-size-complex="10pt"/>
    </style:style>
    <style:style style:name="T5" style:parent-style-name="Car.predefinitoparagrafo" style:family="text">
      <style:text-properties style:font-name="Inter Regular" fo:font-size="10pt" style:font-size-asian="10pt" style:font-size-complex="10pt"/>
    </style:style>
    <style:style style:name="T6" style:parent-style-name="Car.predefinitoparagrafo" style:family="text">
      <style:text-properties style:font-name="Inter Regular" style:font-name-asian="Inter Regular" style:font-name-complex="Inter Regular" fo:font-size="10pt" style:font-size-asian="10pt" style:font-size-complex="10pt"/>
    </style:style>
    <style:style style:name="T7" style:parent-style-name="Car.predefinitoparagrafo" style:family="text">
      <style:text-properties style:font-name="Inter Regular" fo:font-size="10pt" style:font-size-asian="10pt" style:font-size-complex="10pt"/>
    </style:style>
    <style:style style:name="P8" style:parent-style-name="Intestazioneepièdipagina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9" style:parent-style-name="Car.predefinitoparagrafo" style:family="text">
      <style:text-properties fo:color="#929292" fo:font-size="10pt" style:font-size-asian="10pt" style:font-size-complex="10pt"/>
    </style:style>
    <style:style style:name="T10" style:parent-style-name="Car.predefinitoparagrafo" style:family="text">
      <style:text-properties fo:color="#929292" fo:font-size="10pt" style:font-size-asian="10pt" style:font-size-complex="10pt"/>
    </style:style>
    <style:style style:name="T11" style:parent-style-name="Car.predefinitoparagrafo" style:family="text">
      <style:text-properties fo:color="#929292" fo:font-size="10pt" style:font-size-asian="10pt" style:font-size-complex="10pt"/>
    </style:style>
    <style:style style:family="graphic" style:name="a0" style:parent-style-name="Graphics">
      <style:graphic-properties fo:border="0.01389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<draw:frame draw:style-name="a0" draw:name="officeArt object" text:anchor-type="as-char" svg:x="0in" svg:y="0in" svg:width="1.96851in" svg:height="0.59055in" style:rel-width="scale" style:rel-height="scale"><draw:image xlink:href="media/image1.png" xlink:type="simple" xlink:show="embed" xlink:actuate="onLoad"/><svg:title/><svg:desc>Immagine</svg:desc></draw:frame></text:p>
        <text:p text:style-name="P3"><text:span text:style-name="T4"><text:tab/></text:span><text:span text:style-name="T5"><text:tab/>Dipartimento di Ingegneria e</text:span><text:span text:style-name="T6"><text:line-break/></text:span><text:span text:style-name="T7">Scienza dell’Informazione</text:span></text:p>
      </style:header>
      <style:footer>
        <text:p text:style-name="P8"><text:span text:style-name="T9">Version: 1.0</text:span><text:span text:style-name="T10"><text:tab/></text:span><text:span text:style-name="T11"><text:tab/>D1, S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iccin, Andrea</dc:creator>
    <meta:creation-date>2022-10-10T09:13:00Z</meta:creation-date>
    <dc:date>2022-10-10T09:13:00Z</dc:date>
    <meta:template xlink:href="Normal.dotm" xlink:type="simple"/>
    <meta:editing-cycles>2</meta:editing-cycles>
    <meta:editing-duration>PT0S</meta:editing-duration>
    <meta:document-statistic meta:page-count="1" meta:paragraph-count="4" meta:word-count="317" meta:character-count="2124" meta:row-count="15" meta:non-whitespace-character-count="1811"/>
  </office:meta>
</office:document-meta>
</file>